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ccc4d" officeooo:paragraph-rsid="001ccc4d"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ccc4d" officeooo:paragraph-rsid="001ccc4d"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ccc4d" officeooo:paragraph-rsid="0021b722"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ccc4d" officeooo:paragraph-rsid="00265b4f"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21b722" officeooo:paragraph-rsid="0021b722"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ccc4d" officeooo:paragraph-rsid="001ccc4d"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ccc4d" officeooo:paragraph-rsid="00376ed1" style:font-weight-asian="normal" style:font-weight-complex="normal"/>
    </style:style>
    <style:style style:name="P8" style:family="paragraph" style:parent-style-name="Standard">
      <style:paragraph-properties fo:line-height="150%" fo:text-align="start" style:justify-single-word="false"/>
      <style:text-properties officeooo:paragraph-rsid="0039e6d7"/>
    </style:style>
    <style:style style:name="T1" style:family="text">
      <style:text-properties officeooo:rsid="0020809c"/>
    </style:style>
    <style:style style:name="T2" style:family="text">
      <style:text-properties officeooo:rsid="0021b722"/>
    </style:style>
    <style:style style:name="T3" style:family="text">
      <style:text-properties officeooo:rsid="002512cf"/>
    </style:style>
    <style:style style:name="T4" style:family="text">
      <style:text-properties officeooo:rsid="002d929b"/>
    </style:style>
    <style:style style:name="T5" style:family="text">
      <style:text-properties officeooo:rsid="003059da"/>
    </style:style>
    <style:style style:name="T6" style:family="text">
      <style:text-properties officeooo:rsid="003231b0"/>
    </style:style>
    <style:style style:name="T7" style:family="text">
      <style:text-properties officeooo:rsid="00348c6a"/>
    </style:style>
    <style:style style:name="T8" style:family="text">
      <style:text-properties style:text-underline-style="none" fo:font-weight="normal" officeooo:rsid="00265b4f" style:font-weight-asian="normal" style:font-weight-complex="normal"/>
    </style:style>
    <style:style style:name="T9" style:family="text">
      <style:text-properties style:text-underline-style="none" fo:font-weight="normal" officeooo:rsid="00348c6a" style:font-weight-asian="normal" style:font-weight-complex="normal"/>
    </style:style>
    <style:style style:name="T10" style:family="text">
      <style:text-properties style:text-underline-style="none" fo:font-weight="normal" officeooo:rsid="0039e6d7" style:font-weight-asian="normal" style:font-weight-complex="normal"/>
    </style:style>
    <style:style style:name="T11" style:family="text">
      <style:text-properties style:text-underline-style="none" fo:font-weight="normal" officeooo:rsid="003a7605" style:font-weight-asian="normal" style:font-weight-complex="normal"/>
    </style:style>
    <style:style style:name="T12" style:family="text">
      <style:text-properties officeooo:rsid="00376ed1"/>
    </style:style>
    <style:style style:name="T13" style:family="text">
      <style:text-properties fo:language="en" fo:country="US" style:text-underline-style="none" fo:font-weight="normal" officeooo:rsid="00348c6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XIII.V – Killswitch / Scar Tissues / iPSC</text:p>
      <text:p text:style-name="P2"><text:tab/>Commander Terron Jaxx and Brigadier General Kyle Bennet Browning got out of their borrowed hovercraft near St. James Hospital facility in the San Francisco <text:span text:style-name="T7">B</text:span>ay <text:span text:style-name="T7">A</text:span>rea. <text:span text:style-name="T4">The confederacy usually did not use civilian vessels without a good reason to do so.</text:span></text:p>
      <text:p text:style-name="P2"><text:tab/>“Dr. Miller, right?” The Brigadier General asked, <text:span text:style-name="T1">while seating himself across the desk from the neurosurgeon, and removing his hat</text:span>. <text:span text:style-name="T1">Commander Terron Jaxx remained standing near the door inside the office.</text:span></text:p>
      <text:p text:style-name="P2"><text:tab/>“Actually it is Dr. Millervich originally, but you can call me Gertrude if you prefer.”</text:p>
      <text:p text:style-name="P2"><text:tab/>“So, Gertrude, I believe you are familiar with our names, so please get started on why you called us out here.”</text:p>
      <text:p text:style-name="P2"><text:tab/>“<text:span text:style-name="T6">Very well, then</text:span>. I found some very weird readouts of both CT scans and MRI results from your Corporal Ophelia Summer.”</text:p>
      <text:p text:style-name="P2"><text:tab/>“What kind of aberrations <text:span text:style-name="T4">are you</text:span> speaking of?”</text:p>
      <text:p text:style-name="P2"><text:tab/>“<text:span text:style-name="T1">Well, it would appear to me as if a very large portion of her cortex has been thoroughly re-written, or at the very least scarred, in order to erase a very long period.”</text:span></text:p>
      <text:p text:style-name="P2"><text:tab/>“<text:span text:style-name="T4">What is the time frame, you believe has been wiped out?”</text:span></text:p>
      <text:p text:style-name="P2"><text:tab/>“<text:span text:style-name="T1">It would seem to me that such scar tissues suggest a memory wipe of at least 8-9 months.”</text:span></text:p>
      <text:p text:style-name="P2"><text:tab/>“<text:span text:style-name="T1">Any other thoughts on the matter?”</text:span></text:p>
      <text:p text:style-name="P2"><text:tab/>“<text:span text:style-name="T1">Normally I wouldn't find this strange, but her thyroid and other hormonal glands were very active, so you see a lot of maternal hormones in her blood samples, but also a trace of materials that would act as contraceptives against these hormones.”</text:span></text:p>
      <text:p text:style-name="P2"><text:tab/>“<text:span text:style-name="T1">I see. Is that would be all, Gertrude?” He got up, and straightened his hat.</text:span></text:p>
      <text:p text:style-name="P2"><text:tab/>“<text:span text:style-name="T1">The thing is it feels that somebody did a very good job of hiding something.”</text:span></text:p>
      <text:p text:style-name="P2"><text:tab/>“<text:span text:style-name="T1">Don't worry Dr. Millervich, we will get to the bottom of this.”</text:span></text:p>
      <text:p text:style-name="P2"><text:tab/>“<text:span text:style-name="T1">I thank you for your time, gentlemen. I appreciate your efforts to make the visit back to core planet earth. I hope the trip wasn't wasted on my account alone. I would have contacted the patient myself, but I didn't want to bypass military code, and using the proper communication channels.”</text:span></text:p>
      <text:p text:style-name="P2"><text:tab/><text:span text:style-name="T1">They got out of the hospital and entered the hovercraft, and Terron was about to ignite the engine, but the Brigadier General stopped him.</text:span></text:p>
      <text:p text:style-name="P2"><text:tab/>“<text:span text:style-name="T1">Start the vessel, but leave the lights off, until I tell you otherwise.”</text:span></text:p>
      <text:p text:style-name="P2"><text:tab/>“<text:span text:style-name="T1">What are we doing, sir, if I may ask?”</text:span></text:p>
      <text:p text:style-name="P2"><text:tab/>“<text:span text:style-name="T1">I want you to wait till Gertrude comes out of the hospital and tail gate her.”</text:span></text:p>
      <text:p text:style-name="P7"><text:soft-page-break/><text:tab/><text:span text:style-name="T1">She exited the hospital approximately three hours later at 17:00. She walked to her own hovercraft standing there on the parking lot, and started driving home. At one of the red lights, she <text:s/>noticed a confederate hovercraft taking her exact route, always a car or two behind her. When the lights became green, she took a sudden turn right into a side road, and that confederate car was still keeping pace with her.</text:span></text:p>
      <text:p text:style-name="P7"><text:span text:style-name="T1"><text:tab/>“Yes, sir I understand what is required of me, but why with a shotgun, I have a silenced MP5SD-N2, or better still, a silenced P90 PDW...”</text:span></text:p>
      <text:p text:style-name="P7"><text:tab/>“<text:span text:style-name="T12">Keep track of her and stay behind 2-3 cars away, even if she drops to the car lanes. We need to execute her with a shotgun because her neigbours must know that she is a traitor, and the army always outranks civilian authority. She must be set as an example. The media cover up will be a totally different story. I still have a few good connections there, outside of the hive.”</text:span></text:p>
      <text:p text:style-name="P7"><text:span text:style-name="T1"><text:s/><text:tab/>A hard left into an alley and the car was after her still. She accelerated and took another left into a bigger street, and still the car was on her tail. Even a sudden deceleration near rail trucks and then speeding up near the entrance to a six lane highway, and that confederate car was on her tail.</text:span></text:p>
      <text:p text:style-name="P7"><text:tab/>“<text:span text:style-name="T12">I understand sir, but of course it would have been so much easier to track her down using a normal homing beacon transponder. Her cellphone could be dropped any moment now, and GPS tracking is so much better still than cell tower triangulation.”</text:span></text:p>
      <text:p text:style-name="P7"><text:tab/>“<text:span text:style-name="T12">Commander Jaxx, simply do as you're being told and that'll be the end of this discussion. She's about to exit the highway, be ready.”</text:span></text:p>
      <text:p text:style-name="P7"><text:span text:style-name="T12"><text:tab/>“Sir, yes sir.” </text:span></text:p>
      <text:p text:style-name="P7"><text:span text:style-name="T1">When she got off the highway, she took two right turns, then a left, and was finally seemingly off their tracks.</text:span></text:p>
      <text:p text:style-name="P2"><text:tab/><text:span text:style-name="T1">She drove home, into one of the local suburbs and parked at her own garage. She double checked her hovercraft was locked firmly, and took her house keys out of her purse, when she looked towards her house, something stood in her line of sight. It was a double barreled SRS 12 gauge shotgun. She started whimpering and collapsed to her knees.</text:span></text:p>
      <text:p text:style-name="P2"><text:tab/>“<text:span text:style-name="T12">I'll never tell her, I swear, I swear, I swear...”</text:span></text:p>
      <text:p text:style-name="P2"><text:tab/>“<text:span text:style-name="T12">Shut up, doctor, at least go out respectively.” The brigadier General ordered Terron to shoot.</text:span></text:p>
      <text:p text:style-name="P2"><text:tab/>“<text:span text:style-name="T2">Sir, before I pull the trigger, may I just know why, I'm doing it?” Commander Jaxx inquired, he knew what was asked of him but he chose not to do so, not without fully understanding why a life must be snatched away. </text:span></text:p>
      <text:p text:style-name="P2"><text:tab/>“<text:span text:style-name="T5">Are you really asking me this now, Heoroth?” Something twitched in Terron's eyes when he heard this name. All his life force and essence went pitch black, his iris lost all colour and and his mind </text:span><text:soft-page-break/><text:span text:style-name="T5">went blank, but he did flick his fingers absent mindlessly just enough to pull the trigger and not give a damn who was at the other side of the barrels.</text:span></text:p>
      <text:p text:style-name="P2"><text:tab/><text:span text:style-name="T2">Five minutes later, he found himself holding a dead Dr. Millervich, Gertrude in his arms, and the Brigadier General cleaning blood from his uniform with a trace erasing solution.</text:span></text:p>
      <text:p text:style-name="P2"><text:tab/>“<text:span text:style-name="T2">Come quick, we have to drop her in the harbour, Commander Jaxx.”</text:span></text:p>
      <text:p text:style-name="P2"><text:tab/>“<text:span text:style-name="T2">What just happened?” Terron asked, disoriented.</text:span></text:p>
      <text:p text:style-name="P2"><text:tab/>“<text:span text:style-name="T2">You were following orders, she has been delisted from her resurrection prerogatives.”</text:span></text:p>
      <text:p text:style-name="P2"><text:tab/>“<text:span text:style-name="T2">It has something to do with the new girl, right?” He was still trembling a bit.</text:span></text:p>
      <text:p text:style-name="P2"><text:tab/>“<text:span text:style-name="T2">Yes, your Commodore's pet commando soldier. Miss Summer's offspring must not interfere with our plans.” The Brigadier General exclaimed in a very cold fashion.</text:span></text:p>
      <text:p text:style-name="P2"><text:tab/>“<text:span text:style-name="T2">Where is the boy, sir?”</text:span></text:p>
      <text:p text:style-name="P2"><text:tab/>“<text:span text:style-name="T2">You should ask the Yakuza PMC that question, but I would suggest against it.”</text:span></text:p>
      <text:p text:style-name="P4"><text:tab/>“<text:span text:style-name="T2">Why?” <text:s/>His fingers still flinched trigger happy from time to time.</text:span></text:p>
      <text:p text:style-name="P3"><text:tab/>“<text:span text:style-name="T2">Do you really want to get in the way of our chief non clan iPSC distributor?”</text:span></text:p>
      <text:p text:style-name="P5"><text:tab/>“You mean that they're the second induced Pluripotent Stem Cells that you managed to came up with? What's the kid and this dead doctor got to do with all this?”</text:p>
      <text:p text:style-name="P2"><text:tab/>“<text:span text:style-name="T3">It was part of the deal, the kid, that is. The doctor would just get in our way. There are things she needn't remember, and a snooping doctor could have weaken our stability in the Commodore's outpost. It is better this way, some eggs needs to get broken for an iPSC omelet to be made, Yakuza PMC style.” </text:span></text:p>
      <text:p text:style-name="P8"><text:span text:style-name="T8"><text:tab/></text:span><text:span text:style-name="T9">“And in other news, a local neurosurgeon house was exterminated due to a rodent infestation. Her house was bombarded with mini napalm bombs. </text:span><text:span text:style-name="T10">The local </text:span><text:span text:style-name="T9">militia forces dealt with the issue, and all rodents currently known have been eradicated. </text:span><text:span text:style-name="T10">T</text:span><text:span text:style-name="T9">he rats have been dealt with using the </text:span><text:bookmark text:name="firstHeading1"/><text:span text:style-name="T13">Pied Piper of Hamelin </text:span><text:span text:style-name="T9">method </text:span><text:span text:style-name="T10">is what we've been told by unofficial sources within the military</text:span><text:span text:style-name="T9">. And for the weather report we go live to our very own Stef Davis clone ... Miss Davies?”</text:span></text:p>
      <text:p text:style-name="P8"><text:span text:style-name="T9"><text:tab/>“</text:span><text:span text:style-name="T10">Hi James...”</text:span></text:p>
      <text:p text:style-name="P8"><text:span text:style-name="T10"><text:tab/>“Turn this shit off.” The Commander obliged the request.</text:span></text:p>
      <text:p text:style-name="P8"><text:span text:style-name="T10"><text:tab/>The Brigadier General went out to throw their excess load in the harbour.</text:span></text:p>
      <text:p text:style-name="P8"><text:span text:style-name="T10"><text:tab/>“Shame, it was a beautiful carpet.”</text:span></text:p>
      <text:p text:style-name="P8"><text:span text:style-name="T10"><text:tab/>“Probably from Persia.”</text:span></text:p>
      <text:p text:style-name="P8"><text:span text:style-name="T10"><text:tab/>“I think so.”</text:span></text:p>
      <text:p text:style-name="P8"><text:span text:style-name="T10"><text:tab/>“</text:span><text:span text:style-name="T11">I'll buy you one for your birthday, Brigadier General.”</text:span></text:p>
      <text:p text:style-name="P8"><text:span text:style-name="T11"><text:tab/>“No need, it's not that much to my li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02:51:50.928986265</meta:creation-date>
    <dc:date>2015-03-12T01:46:04.635770863</dc:date>
    <meta:editing-duration>PT15H37M40S</meta:editing-duration>
    <meta:editing-cycles>19</meta:editing-cycles>
    <meta:generator>LibreOffice/4.2.8.2$Linux_X86_64 LibreOffice_project/420$Build-2</meta:generator>
    <meta:print-date>2015-03-11T18:42:52.735972083</meta:print-date>
    <meta:document-statistic meta:table-count="0" meta:image-count="0" meta:object-count="0" meta:page-count="3" meta:paragraph-count="55" meta:word-count="1295" meta:character-count="7280" meta:non-whitespace-character-count="5981"/>
  </office:meta>
</office:document-meta>
</file>